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93cm" fo:margin-left="5.517cm" fo:margin-right="5.59cm" table:align="margins"/>
    </style:style>
    <style:style style:name="Tableau1.A" style:family="table-column">
      <style:table-column-properties style:column-width="4.233cm" style:rel-column-width="2400*"/>
    </style:style>
    <style:style style:name="Tableau1.B" style:family="table-column">
      <style:table-column-properties style:column-width="1.66cm" style:rel-column-width="941*"/>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5.893cm" fo:margin-left="5.517cm" fo:margin-right="5.59cm" table:align="margins"/>
    </style:style>
    <style:style style:name="Tableau2.A" style:family="table-column">
      <style:table-column-properties style:column-width="1.588cm" style:rel-column-width="900*"/>
    </style:style>
    <style:style style:name="Tableau2.B" style:family="table-column">
      <style:table-column-properties style:column-width="4.306cm" style:rel-column-width="2441*"/>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3" style:family="table">
      <style:table-properties style:width="5.893cm" fo:margin-left="5.517cm" fo:margin-right="5.59cm" table:align="margins" style:shadow="none"/>
    </style:style>
    <style:style style:name="Tableau3.A" style:family="table-column">
      <style:table-column-properties style:column-width="1.588cm" style:rel-column-width="900*"/>
    </style:style>
    <style:style style:name="Tableau3.B" style:family="table-column">
      <style:table-column-properties style:column-width="4.306cm" style:rel-column-width="2441*"/>
    </style:style>
    <style:style style:name="Tableau3.1" style:family="table-row">
      <style:table-row-properties style:min-row-height="0.566cm"/>
    </style:style>
    <style:style style:name="Tableau3.A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5.893cm" fo:margin-left="5.517cm" fo:margin-right="5.59cm" table:align="margins" style:shadow="none"/>
    </style:style>
    <style:style style:name="Tableau4.A" style:family="table-column">
      <style:table-column-properties style:column-width="1.588cm" style:rel-column-width="900*"/>
    </style:style>
    <style:style style:name="Tableau4.B" style:family="table-column">
      <style:table-column-properties style:column-width="4.306cm" style:rel-column-width="2441*"/>
    </style:style>
    <style:style style:name="Tableau4.1" style:family="table-row">
      <style:table-row-properties style:min-row-height="0.566cm"/>
    </style:style>
    <style:style style:name="Tableau4.A1" style:family="table-cell">
      <style:table-cell-properties style:vertical-align="middle" fo:padding="0.097cm" fo:border="0.002cm solid #000000"/>
    </style:style>
    <style:style style:name="Tableau4.A2" style:family="table-cell">
      <style:table-cell-properties style:vertical-align="middle"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4.A3" style:family="table-cell">
      <style:table-cell-properties style:vertical-align="middle" fo:padding="0.097cm" fo:border-left="0.002cm solid #000000" fo:border-right="0.002cm solid #000000" fo:border-top="none" fo:border-bottom="0.002cm solid #000000"/>
    </style:style>
    <style:style style:name="Tableau5" style:family="table">
      <style:table-properties style:width="5.893cm" fo:margin-left="5.517cm" fo:margin-right="5.59cm" table:align="margins" style:shadow="none"/>
    </style:style>
    <style:style style:name="Tableau5.A" style:family="table-column">
      <style:table-column-properties style:column-width="1.588cm" style:rel-column-width="900*"/>
    </style:style>
    <style:style style:name="Tableau5.B" style:family="table-column">
      <style:table-column-properties style:column-width="2.464cm" style:rel-column-width="1397*"/>
    </style:style>
    <style:style style:name="Tableau5.C" style:family="table-column">
      <style:table-column-properties style:column-width="1.842cm" style:rel-column-width="1044*"/>
    </style:style>
    <style:style style:name="Tableau5.1" style:family="table-row">
      <style:table-row-properties style:min-row-height="0.566cm"/>
    </style:style>
    <style:style style:name="Tableau5.A1" style:family="table-cell">
      <style:table-cell-properties style:vertical-align="middle" fo:padding="0.097cm" fo:border="0.002cm solid #000000"/>
    </style:style>
    <style:style style:name="Tableau5.A2" style:family="table-cell">
      <style:table-cell-properties style:vertical-align="middle"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3" style:family="table-cell">
      <style:table-cell-properties style:vertical-align="middle" fo:padding="0.097cm" fo:border-left="0.002cm solid #000000" fo:border-right="0.002cm solid #000000" fo:border-top="none" fo:border-bottom="0.002cm solid #000000"/>
    </style:style>
    <style:style style:name="Tableau6" style:family="table">
      <style:table-properties style:width="5.893cm" fo:margin-left="5.517cm" fo:margin-right="5.59cm" table:align="margins" style:shadow="none"/>
    </style:style>
    <style:style style:name="Tableau6.A" style:family="table-column">
      <style:table-column-properties style:column-width="5.893cm" style:rel-column-width="3341*"/>
    </style:style>
    <style:style style:name="Tableau6.1" style:family="table-row">
      <style:table-row-properties style:min-row-height="0.566cm"/>
    </style:style>
    <style:style style:name="Tableau6.A1" style:family="table-cell">
      <style:table-cell-properties style:vertical-align="middle" fo:padding="0.097cm" fo:border="0.002cm solid #000000"/>
    </style:style>
    <style:style style:name="P1" style:family="paragraph" style:parent-style-name="Text_20_body">
      <style:paragraph-properties fo:text-align="start" style:justify-single-word="false"/>
      <style:text-properties fo:font-weight="normal" style:font-weight-asian="normal" style:font-weight-complex="normal"/>
    </style:style>
    <style:style style:name="P2" style:family="paragraph" style:parent-style-name="Heading_20_1">
      <style:paragraph-properties fo:text-align="center" style:justify-single-word="false"/>
      <style:text-properties fo:color="#333300" fo:font-size="18pt" fo:background-color="transparent" style:font-size-asian="18pt" style:font-size-complex="18pt"/>
    </style:style>
    <style:style style:name="P3" style:family="paragraph" style:parent-style-name="Heading_20_1">
      <style:paragraph-properties fo:text-align="center" style:justify-single-word="false"/>
      <style:text-properties fo:font-weight="bold" style:font-weight-asian="bold" style:font-weight-complex="bold"/>
    </style:style>
    <style:style style:name="P4" style:family="paragraph" style:parent-style-name="Heading_20_1">
      <style:text-properties style:font-name="Arial" style:font-name-asian="Microsoft YaHei" style:font-name-complex="Mang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paragraph-properties fo:text-align="start" style:justify-single-word="false"/>
      <style:text-properties fo:font-weight="bold" style:font-weight-asian="bold" style:font-weight-complex="bold"/>
    </style:style>
    <style:style style:name="P8" style:family="paragraph" style:parent-style-name="Text_20_body" style:list-style-name="L1">
      <style:paragraph-properties fo:text-align="start" style:justify-single-word="false"/>
      <style:text-properties fo:font-weight="bold" style:font-weight-asian="bold" style:font-weight-complex="bold"/>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list-style-name="L1">
      <style:paragraph-properties fo:text-align="start" style:justify-single-word="false"/>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text-properties fo:font-weight="normal" style:font-weight-asian="normal" style:font-weight-complex="normal"/>
    </style:style>
    <style:style style:name="P12" style:family="paragraph" style:parent-style-name="Text_20_body" style:list-style-name="L3">
      <style:paragraph-properties fo:text-align="start" style:justify-single-word="false"/>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list-style-name="L2">
      <style:paragraph-properties fo:text-align="start" style:justify-single-word="false"/>
      <style:text-properties style:font-name="Arial" fo:font-weight="normal" style:font-name-asian="Microsoft YaHei" style:font-weight-asian="normal" style:font-name-complex="Mangal" style:font-weight-complex="normal"/>
    </style:style>
    <style:style style:name="T1" style:family="text">
      <style:text-properties fo:font-weight="normal" style:font-weight-asian="normal" style:font-weight-complex="normal"/>
    </style:style>
    <style:style style:name="T2" style:family="text">
      <style:text-properties fo:color="#c500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is-list-header="true">Site web de l'entreprise VALORECIA</text:h>
      <text:h text:style-name="P3" text:outline-level="1" text:is-list-header="true">Documentation fonctionnelle et technique.</text:h>
      <text:p text:style-name="P7"/>
      <text:p text:style-name="P1"/>
      <text:list xml:id="list2065524179868504474" text:style-name="L1">
        <text:list-item>
          <text:list>
            <text:list-item>
              <text:p text:style-name="P8">Description des Fonctionnalité de la console.</text:p>
              <text:list>
                <text:list-item>
                  <text:p text:style-name="P8">Menu principal</text:p>
                  <text:list>
                    <text:list-item>
                      <text:p text:style-name="P10">Gestion des Utilisateurs</text:p>
                    </text:list-item>
                    <text:list-item>
                      <text:p text:style-name="P10">Gestion du bandeau principal</text:p>
                    </text:list-item>
                    <text:list-item>
                      <text:p text:style-name="P10">Gestion du Menu et sous-menu principal</text:p>
                    </text:list-item>
                    <text:list-item>
                      <text:p text:style-name="P10">Gestion du corp de page</text:p>
                    </text:list-item>
                    <text:list-item>
                      <text:p text:style-name="P10">Gestion du pied de page</text:p>
                    </text:list-item>
                  </text:list>
                </text:list-item>
                <text:list-item>
                  <text:p text:style-name="P8">Groupes <text:line-break/><text:span text:style-name="T1">definition </text:span>: Nom/role</text:p>
                </text:list-item>
                <text:list-item>
                  <text:p text:style-name="P8">Groupes préconfiguré</text:p>
                  <text:list>
                    <text:list-header>
                      <text:p text:style-name="P10">Administrateurs et Redacteurs</text:p>
                    </text:list-header>
                  </text:list>
                </text:list-item>
                <text:list-item>
                  <text:p text:style-name="P8">Utilisateur<text:line-break/><text:span text:style-name="T1">definition : ID, Nom, Prenom, login, mot de passe, E-Mail, Actif.</text:span></text:p>
                </text:list-item>
                <text:list-item>
                  <text:p text:style-name="P8">Utilisateur preconfiguré</text:p>
                  <text:list>
                    <text:list-header>
                      <text:p text:style-name="P10">Administrateur, Redacteur<text:line-break/>l'administrateur gére les utilisateurs et la configuration du site et peu acceder au logs.<text:line-break/>Le redacteur gére le contenu du site (menu, article...)</text:p>
                    </text:list-header>
                  </text:list>
                </text:list-item>
                <text:list-item>
                  <text:p text:style-name="P8">Gestion des utilisateur<text:line-break/><text:span text:style-name="T1">Affiche la liste des utilisateurs existant ainsi q'un menu horizontal proposant de créer/modifier/supprimer un utilisateur.</text:span></text:p>
                  <text:list>
                    <text:list-item>
                      <text:p text:style-name="P10">ajout des utilisateurs.<text:line-break/>Clic sur le bouton ajout utilisateur, completer les informations obligatoires et valider.</text:p>
                    </text:list-item>
                    <text:list-item>
                      <text:p text:style-name="P10">modification des utilisateurs.<text:line-break/> Selectionner l'utilisateur à modifier dans la liste affiché puis Cliquer sur le bouton Modifier et completer les informations obligatoires et valider</text:p>
                    </text:list-item>
                    <text:list-item>
                      <text:p text:style-name="P10">suppression des utilisateurs.</text:p>
                      <text:p text:style-name="P10"><text:s/>Selectionner l'utilisateur à supprimer dans la liste affiché puis Cliquer sur le bouton supprimer.Cliquer OK ou Annuler sur la demande de confirmation.<text:line-break/>L'utilisateur est desactivé. </text:p>
                    </text:list-item>
                  </text:list>
                </text:list-item>
                <text:list-item>
                  <text:p text:style-name="P8">Gestion du bandeau principal</text:p>
                  <text:list>
                    <text:list-item>
                      <text:p text:style-name="P10">Modification de l'image de fond</text:p>
                    </text:list-item>
                    <text:list-item>
                      <text:p text:style-name="P10">Modification du logo (1/3 a droite de la longuer du bandeau avec mise a l'echele automatique. <text:span text:style-name="T2">Attention aux deformations</text:span> )</text:p>
                    </text:list-item>
                    <text:list-item>
                      <text:p text:style-name="P10"><text:soft-page-break/>Modification du lien vers la plaquette publicitaire (1/3 a Gauche de la longuer du bandeau) <text:span text:style-name="T2">a voir le supprimer ou possibilité d'ajout de plusieur lien ?</text:span></text:p>
                    </text:list-item>
                  </text:list>
                </text:list-item>
                <text:list-item>
                  <text:p text:style-name="P8">Menu<text:line-break/><text:span text:style-name="T1">Definition : ID,Titre,Lien vers l'article,MenuParent,Actif,IdArticle,IdZone</text:span></text:p>
                </text:list-item>
                <text:list-item>
                  <text:p text:style-name="P8">Gestion du Menu et sous-menu principal<text:line-break/><text:span text:style-name="T1">Affiche la liste des Menus existants sous forme d'arbre hierachique aux nœud selectionnables ainsi q'un menu horizontal proposant de créer/modifier/supprimer un menu.</text:span></text:p>
                  <text:list>
                    <text:list-item>
                      <text:p text:style-name="P10">ajout des Menus.<text:line-break/>Clic sur le bouton ajout, completer les informations obligatoire et valider.</text:p>
                    </text:list-item>
                    <text:list-item>
                      <text:p text:style-name="P10">modification des Menus.<text:line-break/> Selectionner le menu a modifier dans la liste affiché puis Cliquer sur le bouton Modifier et completer les informations obligatoires et valider</text:p>
                    </text:list-item>
                    <text:list-item>
                      <text:p text:style-name="P10">suppression des Menus.</text:p>
                      <text:p text:style-name="P10"><text:s/>Selectionner le menu a supprimer dans la liste affiché puis Cliquer sur le bouton supprimer.Cliquer OK ou Annuler sur la demande de confirmation.<text:line-break/>Le menu est desactivé. </text:p>
                    </text:list-item>
                  </text:list>
                </text:list-item>
                <text:list-item>
                  <text:p text:style-name="P8">Gestion du corp de page</text:p>
                  <text:p text:style-name="P10">Affiche le contenu d'une page, Le corp de page est basé sur des templates.Le corp de page peut se composer de une ou plusieus zones. Par exemple une zone d'entête, une zone de pied de page, et de zone à droite ou à gauche. Chacune de ces zones, peut contenir un menu déroulant, onglets, images, et/ou texte. Les actions de création/modification/suppression restent les memes. Les différents templates proposés.</text:p>
                  <text:p text:style-name="P10">Modèle n°1 :</text:p>
                </text:list-item>
              </text:list>
            </text:list-item>
          </text:list>
        </text:list-item>
      </text:list>
      <table:table table:name="Tableau6" table:style-name="Tableau6">
        <table:table-column table:style-name="Tableau6.A"/>
        <table:table-row table:style-name="Tableau6.1">
          <table:table-cell table:style-name="Tableau6.A1" office:value-type="string">
            <text:p text:style-name="P6"/>
            <text:p text:style-name="P6">Zone texte</text:p>
            <text:p text:style-name="P6"/>
          </table:table-cell>
        </table:table-row>
      </table:table>
      <text:p text:style-name="P1"/>
      <text:p text:style-name="P1"/>
      <text:list xml:id="list37208047" text:continue-numbering="true" text:style-name="L1">
        <text:list-item>
          <text:list>
            <text:list-item>
              <text:list>
                <text:list-header>
                  <text:p text:style-name="P10">Modèle n°2 :</text:p>
                </text:list-header>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5"/>
            <text:p text:style-name="P6">Zone texte </text:p>
            <text:p text:style-name="P5"/>
            <text:p text:style-name="P5"/>
          </table:table-cell>
          <table:table-cell table:style-name="Tableau1.B1" office:value-type="string">
            <text:p text:style-name="P5"/>
            <text:p text:style-name="P6">zone droite</text:p>
            <text:p text:style-name="P5"/>
          </table:table-cell>
        </table:table-row>
      </table:table>
      <text:p text:style-name="P1"/>
      <text:p text:style-name="P1"/>
      <text:list xml:id="list37222688" text:continue-numbering="true" text:style-name="L1">
        <text:list-item>
          <text:list>
            <text:list-item>
              <text:list>
                <text:list-header>
                  <text:p text:style-name="P10">Modèle n°3 :</text:p>
                </text:list-header>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5"/>
            <text:p text:style-name="P6">zone gauche</text:p>
            <text:p text:style-name="P5"/>
          </table:table-cell>
          <table:table-cell table:style-name="Tableau2.B1" office:value-type="string">
            <text:p text:style-name="P5"/>
            <text:p text:style-name="P6">Zone texte </text:p>
          </table:table-cell>
        </table:table-row>
      </table:table>
      <text:p text:style-name="P1"/>
      <text:p text:style-name="P1"/>
      <text:p text:style-name="P1"><text:soft-page-break/></text:p>
      <text:p text:style-name="P1"/>
      <text:list xml:id="list37220543" text:continue-numbering="true" text:style-name="L1">
        <text:list-item>
          <text:list>
            <text:list-item>
              <text:list>
                <text:list-header>
                  <text:p text:style-name="P10">Modèle n°4 :</text:p>
                </text:list-header>
              </text:list>
            </text:list-item>
          </text:list>
        </text:list-item>
      </text:list>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6">Zone entête</text:p>
          </table:table-cell>
          <table:covered-table-cell/>
        </table:table-row>
        <table:table-row>
          <table:table-cell table:style-name="Tableau3.A2" office:value-type="string">
            <text:p text:style-name="P6">zone gauche</text:p>
          </table:table-cell>
          <table:table-cell table:style-name="Tableau3.B2" office:value-type="string">
            <text:p text:style-name="P6">Zone texte</text:p>
          </table:table-cell>
        </table:table-row>
      </table:table>
      <text:p text:style-name="P1"/>
      <text:list xml:id="list37204991" text:continue-numbering="true" text:style-name="L1">
        <text:list-item>
          <text:list>
            <text:list-item>
              <text:list>
                <text:list-header>
                  <text:p text:style-name="P10">Modèle n°5 :</text:p>
                </text:list-header>
              </text:list>
            </text:list-item>
          </text:list>
        </text:list-item>
      </text:list>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6">Zone entête</text:p>
          </table:table-cell>
          <table:covered-table-cell/>
        </table:table-row>
        <table:table-row>
          <table:table-cell table:style-name="Tableau4.A2" office:value-type="string">
            <text:p text:style-name="P6">zone gauche</text:p>
          </table:table-cell>
          <table:table-cell table:style-name="Tableau4.B2" office:value-type="string">
            <text:p text:style-name="P6">Zone texte</text:p>
          </table:table-cell>
        </table:table-row>
        <table:table-row>
          <table:table-cell table:style-name="Tableau4.A3" table:number-columns-spanned="2" office:value-type="string">
            <text:p text:style-name="P6">Zone pied de corp de page</text:p>
          </table:table-cell>
          <table:covered-table-cell/>
        </table:table-row>
      </table:table>
      <text:p text:style-name="P1"/>
      <text:list xml:id="list37220567" text:continue-numbering="true" text:style-name="L1">
        <text:list-item>
          <text:list>
            <text:list-item>
              <text:list>
                <text:list-header>
                  <text:p text:style-name="P10">Modèle n°6 :</text:p>
                </text:list-header>
              </text:list>
            </text:list-item>
          </text:list>
        </text:list-item>
      </text:list>
      <table:table table:name="Tableau5" table:style-name="Tableau5">
        <table:table-column table:style-name="Tableau5.A"/>
        <table:table-column table:style-name="Tableau5.B"/>
        <table:table-column table:style-name="Tableau5.C"/>
        <table:table-row table:style-name="Tableau5.1">
          <table:table-cell table:style-name="Tableau5.A1" table:number-columns-spanned="3" office:value-type="string">
            <text:p text:style-name="P6">Zone entête</text:p>
          </table:table-cell>
          <table:covered-table-cell/>
          <table:covered-table-cell/>
        </table:table-row>
        <table:table-row>
          <table:table-cell table:style-name="Tableau5.A2" office:value-type="string">
            <text:p text:style-name="P6">zone gauche</text:p>
          </table:table-cell>
          <table:table-cell table:style-name="Tableau5.B2" office:value-type="string">
            <text:p text:style-name="P6">Zone texte</text:p>
          </table:table-cell>
          <table:table-cell table:style-name="Tableau5.C2" office:value-type="string">
            <text:p text:style-name="P6">Zone droite</text:p>
          </table:table-cell>
        </table:table-row>
        <table:table-row>
          <table:table-cell table:style-name="Tableau5.A3" table:number-columns-spanned="3" office:value-type="string">
            <text:p text:style-name="P6">Zone pied de corp de page</text:p>
          </table:table-cell>
          <table:covered-table-cell/>
          <table:covered-table-cell/>
        </table:table-row>
      </table:table>
      <text:p text:style-name="P1"/>
      <text:list xml:id="list37214128" text:continue-numbering="true" text:style-name="L1">
        <text:list-item>
          <text:list>
            <text:list-item>
              <text:list>
                <text:list-item>
                  <text:p text:style-name="P8">Gestion du pied de page</text:p>
                  <text:list>
                    <text:list-item>
                      <text:p text:style-name="P10">Un client peut contacter la société via un formulaire approprié. Cette demande sera retransmise par mail aux abonnés. Il est possible d'ajouter un lien dans le pieds de page. <text:s/></text:p>
                    </text:list-item>
                  </text:list>
                </text:list-item>
              </text:list>
            </text:list-item>
            <text:list-item>
              <text:p text:style-name="P10">Stockage.</text:p>
              <text:list>
                <text:list-item>
                  <text:p text:style-name="P10">Le stockage actuel est assuré par MySQL. </text:p>
                </text:list-item>
              </text:list>
            </text:list-item>
          </text:list>
        </text:list-item>
        <text:list-item>
          <text:p text:style-name="P10">Solution adopté.</text:p>
          <text:list>
            <text:list-item>
              <text:p text:style-name="P10">Présentation</text:p>
              <text:p text:style-name="P10">Le refonte du site web sera effectué avec les technologies JavaJEE et HTML5/CSS3/Javascript. <text:line-break/>Les images, menus, sous menus, contenus, bandeau supérieur, pieds de page, zone de recherche,le bouton de connexion à la console et le corps de page ne changent pour l'instant pas.</text:p>
            </text:list-item>
            <text:list-item>
              <text:p text:style-name="P10">Fonctionnalité. Cf existant I.2.</text:p>
            </text:list-item>
            <text:list-item>
              <text:p text:style-name="P10">Stockage.<text:line-break/>Dans un premier temps nous préservons la structure actuelle et transferont vers la base postgrés SQL.</text:p>
            </text:list-item>
          </text:list>
        </text:list-item>
        <text:list-item>
          <text:p text:style-name="P10">Migration.</text:p>
        </text:list-item>
        <text:list-item>
          <text:p text:style-name="P10">Test.</text:p>
          <text:p text:style-name="P10">Test de pré-production en local, puis test de production sur le serveur.</text:p>
        </text:list-item>
      </text:list>
      <text:h text:style-name="P4" text:outline-level="1"><text:soft-page-break/>Console d'administration.</text:h>
      <text:list xml:id="list6615918487508291007" text:style-name="L2">
        <text:list-item>
          <text:p text:style-name="P11">Analyse des besoins.</text:p>
          <text:p text:style-name="P11">Les utilisateurs veulent pouvoir gérer le contenu, les menus, et tout element du site web. <text:s/><text:line-break/>L'accés à la console doit etre protégé par mot de passe. (Voir diffecrent niveau d'administration ou gestion)</text:p>
        </text:list-item>
        <text:list-item>
          <text:p text:style-name="P11">Description.</text:p>
          <text:p text:style-name="P11">Aprés identification de l'utilisateur, celui peut ajouter/modifier/supprimer du contenu sur chaque page et menu du site. <text:line-break/>L'utilisateur peut également accéder aux mails envoyé par un client via le formulaire de contact.<text:line-break/>l'administrateur peut accéder au satistique d'utilisation et Logs et créer de nouveau utilisateurs et groupes.<text:line-break/>L'ajout passe par le remplissage de formulaire.<text:line-break/>Pour modifier ou supprimer un élément, vous devez le selectionner dans la liste.</text:p>
        </text:list-item>
        <text:list-item>
          <text:p text:style-name="P11">Réalisation.</text:p>
          <text:p text:style-name="P11">L'acces a la console d'administration est intégré à la présentation du site web et est accéssible a l'adresse http://www.valorecia.com/administrator</text:p>
        </text:list-item>
        <text:list-item>
          <text:p text:style-name="P14">Test.</text:p>
          <text:p text:style-name="P13"><text:span text:style-name="T1">Test de pré-production en local, puis test de production sur le serveur. Des jeux de d'enregistrements serviront à tester la bonne cohésion de la base de donnée.<text:line-break/>L'ajout du contenu sera également testé en pré-production.</text:span></text:p>
        </text:list-item>
      </text:list>
      <text:h text:style-name="P4" text:outline-level="1">Ajout de fonctionnalités.</text:h>
      <text:list xml:id="list5824914357296811810" text:style-name="L3">
        <text:list-item>
          <text:p text:style-name="P12">Analyse des besoins.</text:p>
        </text:list-item>
        <text:list-item>
          <text:p text:style-name="P12">Conception.</text:p>
        </text:list-item>
        <text:list-item>
          <text:p text:style-name="P12">Réalisation.</text:p>
        </text:list-item>
        <text:list-item>
          <text:p text:style-name="P12">Te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oé Barreau</meta:initial-creator>
    <meta:creation-date>2015-06-22T09:28:36.47</meta:creation-date>
    <dc:date>2015-06-23T17:05:15.85</dc:date>
    <dc:creator>Cloé Barreau</dc:creator>
    <meta:editing-duration>PT14H49M34S</meta:editing-duration>
    <meta:editing-cycles>101</meta:editing-cycles>
    <meta:generator>OpenOffice/4.1.1$Win32 OpenOffice.org_project/411m6$Build-9775</meta:generator>
    <meta:document-statistic meta:table-count="6" meta:image-count="0" meta:object-count="0" meta:page-count="4" meta:paragraph-count="81" meta:word-count="801" meta:character-count="5112"/>
  </office:meta>
</office:document-meta>
</file>